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Preformatted_20_Text">
      <style:paragraph-properties fo:margin-top="0cm" fo:margin-bottom="0.499cm"/>
    </style:style>
    <style:style style:name="P10" style:family="paragraph" style:parent-style-name="Heading_20_1">
      <style:paragraph-properties fo:break-before="page"/>
    </style:style>
    <style:style style:name="P11" style:family="paragraph" style:parent-style-name="Heading_20_1">
      <style:paragraph-properties fo:text-align="center" style:justify-single-word="false" fo:break-before="page"/>
    </style:style>
    <style:style style:name="P12" style:family="paragraph" style:parent-style-name="Heading_20_2">
      <style:paragraph-properties fo:break-before="page"/>
    </style:style>
    <style:style style:name="P13" style:family="paragraph" style:parent-style-name="Quotations" style:list-style-name="L1">
      <style:paragraph-properties fo:margin-left="0cm" fo:margin-right="1cm" fo:margin-top="0cm" fo:margin-bottom="0cm" fo:text-indent="0cm" style:auto-text-indent="false"/>
    </style:style>
    <style:style style:name="P14" style:family="paragraph" style:parent-style-name="Quotations" style:list-style-name="L1">
      <style:paragraph-properties fo:margin-left="0cm" fo:margin-right="1cm" fo:text-indent="0cm" style:auto-text-indent="fals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1"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0"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0"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P10"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2"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Text_20_body"><text:span text:style-name="T2">AdjusterAdapter semble ne fonctionner qu'avec Fast,star et surf</text:span></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Quotations"><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703760421" text:style-name="L1">
        <text:list-header>
          <text:p text:style-name="P13"><text:span text:style-name="Teletype">"BRISK"</text:span> – <text:a xlink:type="simple" xlink:href="http://docs.opencv.org/modules/features2d/doc/feature_detection_and_description.html#BRISK%20:%20public%20Feature2D"><text:span text:style-name="Teletype">BRISK</text:span></text:a> </text:p>
          <text:p text:style-name="P13"><text:span text:style-name="Teletype">"ORB"</text:span> – <text:a xlink:type="simple" xlink:href="http://docs.opencv.org/modules/features2d/doc/feature_detection_and_description.html#ORB%20:%20public%20Feature2D"><text:span text:style-name="Teletype">ORB</text:span></text:a> </text:p>
          <text:p text:style-name="P14"><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span text:style-name="Teletype"><text:span text:style-name="T2"/></text:span></text:p>
      <text:p text:style-name="Text_20_body"><text:span text:style-name="T2">A faire :</text:span></text:p>
      <text:p text:style-name="Text_20_body"><text:span text:style-name="T2"/></text:p>
      <text:p text:style-name="Text_20_body"><text:span text:style-name="T2">Pig-&gt;Pig</text:span></text:p>
      <text:p text:style-name="Text_20_body"><text:span text:style-name="T2">Pig-&gt;Pid E{V{Pig}}</text:span></text:p>
      <text:p text:style-name="Text_20_body"><text:span text:style-name="T2"/></text:p>
      <text:p text:style-name="Text_20_body"><text:span text:style-name="T2">Pig-&gt;PixE9v{PidEV(Pig)}</text:span></text:p>
      <text:p text:style-name="Text_20_body"><text:span text:style-name="T2">Pig-&gt;pixEV(Pig)</text:span></text:p>
      <text:p text:style-name="Text_20_body"><text:span text:style-name="T2"/></text:p>
      <text:p text:style-name="Text_20_body"><text:span text:style-name="T2">voir pour </text:span></text:p>
      <text:p text:style-name="Text_20_body"><text:span text:style-name="T2">Pour chaque pixel, chercher la meilleure correspondance à droite, puis garder les meilleurs correspondances.</text:span></text:p>
      <text:p text:style-name="Text_20_body"><text:span text:style-name="T2">Pour chaque pixel, chercher la meilleure correspondance à droite parmis le voisinage, puis garder les meilleurs correspondances.</text:span></text:p>
      <text:p text:style-name="Text_20_body"><text:span text:style-name="T2"/></text:p>
      <text:p text:style-name="Text_20_body"><text:span text:style-name="T2">Demander pour Pig-&gt;PixE9v{PidEV(Pig)}</text:span></text:p>
      <text:p text:style-name="Text_20_body"><text:span text:style-name="T2">si on cherche à matcher un point d'intérêt avec le meilleur pig du cercle et son 9vois</text:span></text:p>
      <text:p text:style-name="Text_20_body"><text:span text:style-name="T2">ou</text:span></text:p>
      <text:p text:style-name="Text_20_body"><text:span text:style-name="T2">si on cherche à matcher un point d'intérêt avec tous les pig du cercles et leurs 9vois</text:span></text:p>
      <text:p text:style-name="Text_20_body"><text:span text:style-name="T2"/></text:p>
      <text:p text:style-name="Text_20_body"><text:span text:style-name="T2">voir l.158</text:span></text:p>
      <text:p text:style-name="Text_20_body"/>
      <text:p text:style-name="Text_20_body">pour le draw matches, on ne va plus utiliser keypoints1, keypoints2, etc...</text:p>
      <text:p text:style-name="Text_20_body">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text:soft-page-break/>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
      <text:p text:style-name="Text_20_body">pt etre utiliser deux algos diff et comparer ?</text:p>
      <text:p text:style-name="Text_20_body"/>
      <text:p text:style-name="Text_20_body">Comment marche distance Flann ?</text:p>
      <text:p text:style-name="Text_20_body">Faire marcher BRISK et FREAK</text:p>
      <text:p text:style-name="Text_20_body">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text:soft-page-break/>non</text:p>
      <text:p text:style-name="Text_20_body"/>
      <text:p text:style-name="Text_20_body"/>
      <text:p text:style-name="Text_20_body"/>
      <text:p text:style-name="Text_20_body">voir sur Matlab ce qu'on peut f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27T17:37:52</dc:date>
    <dc:creator>Daniel Veysseire</dc:creator>
    <meta:editing-duration>P16DT15H50M53S</meta:editing-duration>
    <meta:editing-cycles>153</meta:editing-cycles>
    <meta:generator>LibreOffice/3.5$Linux_X86_64 LibreOffice_project/350m1$Build-2</meta:generator>
    <meta:document-statistic meta:table-count="1" meta:image-count="2" meta:object-count="0" meta:page-count="15" meta:paragraph-count="280" meta:word-count="1822" meta:character-count="12905" meta:non-whitespace-character-count="11326"/>
  </office:meta>
</office:document-meta>
</file>